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800000048050C9F27A314F2509.png" manifest:media-type="image/png"/>
  <manifest:file-entry manifest:full-path="Pictures/1000000000000480000004809F3C87D7733A7A5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44pt" style:font-size-asian="44pt" style:font-size-complex="44pt"/>
    </style:style>
    <style:style style:name="P3" style:family="paragraph">
      <loext:graphic-properties draw:fill="none" draw:fill-color="#ffffff"/>
      <style:text-properties fo:font-size="44pt" style:font-size-asian="44pt" style:font-size-complex="44pt"/>
    </style:style>
    <style:style style:name="P4" style:family="paragraph">
      <loext:graphic-properties draw:fill-color="#ffffff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0.475cm" svg:height="30.475cm" svg:x="5.568cm" svg:y="3.536cm">
          <draw:image xlink:href="Pictures/1000000000000480000004809F3C87D7733A7A5B.png" xlink:type="simple" xlink:show="embed" xlink:actuate="onLoad">
            <text:p/>
          </draw:image>
        </draw:frame>
        <draw:frame draw:style-name="gr1" draw:text-style-name="P1" draw:layer="layout" svg:width="30.475cm" svg:height="30.475cm" svg:x="36.302cm" svg:y="3.536cm">
          <draw:image xlink:href="Pictures/10000000000004800000048050C9F27A314F2509.png" xlink:type="simple" xlink:show="embed" xlink:actuate="onLoad">
            <text:p/>
          </draw:image>
        </draw:frame>
        <draw:frame draw:style-name="gr2" draw:text-style-name="P3" draw:layer="layout" svg:width="2.535cm" svg:height="1.987cm" svg:x="5.568cm" svg:y="3.536cm">
          <draw:text-box>
            <text:p text:style-name="P2"><text:span text:style-name="T1">a</text:span></text:p>
          </draw:text-box>
        </draw:frame>
        <draw:frame draw:style-name="gr2" draw:text-style-name="P3" draw:layer="layout" svg:width="2.535cm" svg:height="1.987cm" svg:x="36.969cm" svg:y="3.537cm">
          <draw:text-box>
            <text:p text:style-name="P2"><text:span text:style-name="T1">b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95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563cm" fo:margin-bottom="0cm" fo:text-indent="0cm"/>
      <style:text-properties fo:font-size="109.40000152587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173cm" fo:margin-bottom="0cm" fo:text-indent="0cm"/>
      <style:text-properties fo:font-size="93.8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781cm" fo:margin-bottom="0cm" fo:text-indent="0cm"/>
      <style:text-properties fo:font-size="78.0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573cm" svg:x="1cm" svg:y="2.634cm"/>
      <draw:page-thumbnail draw:layer="backgroundobjects" svg:width="9.294cm" svg:height="6.573cm" svg:x="1cm" svg:y="10.682cm"/>
      <draw:page-thumbnail draw:layer="backgroundobjects" svg:width="9.294cm" svg:height="6.573cm" svg:x="1cm" svg:y="18.73cm"/>
      <draw:page-thumbnail draw:layer="backgroundobjects" svg:width="9.294cm" svg:height="6.573cm" svg:x="11.295cm" svg:y="2.634cm"/>
      <draw:page-thumbnail draw:layer="backgroundobjects" svg:width="9.294cm" svg:height="6.573cm" svg:x="11.295cm" svg:y="10.682cm"/>
      <draw:page-thumbnail draw:layer="backgroundobjects" svg:width="9.294cm" svg:height="6.573cm" svg:x="11.295cm" svg:y="18.73cm"/>
    </style:handout-master>
    <style:master-page style:name="Default" style:page-layout-name="PM1" draw:style-name="Mdp1">
      <draw:frame presentation:style-name="Default-title" draw:layer="backgroundobjects" svg:width="105.222cm" svg:height="13.71cm" svg:x="6.836cm" svg:y="4.263cm" presentation:class="title" presentation:placeholder="true">
        <draw:text-box/>
      </draw:frame>
      <draw:frame presentation:style-name="Default-outline1" draw:layer="backgroundobjects" svg:width="105.222cm" svg:height="47.625cm" svg:x="6.836cm" svg:y="20.206cm" presentation:class="outline" presentation:placeholder="true">
        <draw:text-box/>
      </draw:frame>
      <draw:frame presentation:style-name="Mpr1" draw:text-style-name="MP2" draw:layer="backgroundobjects" svg:width="27.238cm" svg:height="5.662cm" svg:x="6.836cm" svg:y="75.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37.059cm" svg:height="5.662cm" svg:x="40.976cm" svg:y="75.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27.238cm" svg:height="5.662cm" svg:x="84.821cm" svg:y="75.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5T09:25:01.575561329</meta:creation-date>
    <dc:date>2017-12-05T09:27:19.132559199</dc:date>
    <meta:editing-duration>PT2M17S</meta:editing-duration>
    <meta:editing-cycles>1</meta:editing-cycles>
    <meta:document-statistic meta:object-count="27"/>
    <meta:generator>LibreOffice/5.1.6.2$Linux_X86_64 LibreOffice_project/10m0$Build-2</meta:generator>
  </office:meta>
</office:document-meta>
</file>